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82in"/>
    </style:style>
    <style:style style:name="co2" style:family="table-column">
      <style:table-column-properties fo:break-before="auto" style:column-width="0.6409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-time</text:p>
          </table:table-cell>
          <table:table-cell table:style-name="ce1" office:value-type="string">
            <text:p>Full-[Time</text:p>
          </table:table-cell>
          <table:table-cell table:style-name="ce1" office:value-type="string">
            <text:p>Vacation</text:p>
          </table:table-cell>
          <table:table-cell table:style-name="ce2" office:value-type="date" office:date-value="2007-06-18">
            <text:p>06/18/07</text:p>
          </table:table-cell>
          <table:table-cell table:formula="oooc:=[.E1]+7" office:value-type="date" office:date-value="2007-06-25">
            <text:p>06/25/07</text:p>
          </table:table-cell>
          <table:table-cell table:formula="oooc:=[.F1]+7" office:value-type="date" office:date-value="2007-07-02">
            <text:p>07/02/07</text:p>
          </table:table-cell>
          <table:table-cell table:formula="oooc:=[.G1]+7" office:value-type="date" office:date-value="2007-07-09">
            <text:p>07/09/07</text:p>
          </table:table-cell>
          <table:table-cell table:formula="oooc:=[.H1]+7" office:value-type="date" office:date-value="2007-07-16">
            <text:p>07/16/07</text:p>
          </table:table-cell>
          <table:table-cell table:formula="oooc:=[.I1]+7" office:value-type="date" office:date-value="2007-07-23">
            <text:p>07/23/07</text:p>
          </table:table-cell>
          <table:table-cell table:formula="oooc:=[.J1]+7" office:value-type="date" office:date-value="2007-07-30">
            <text:p>07/30/07</text:p>
          </table:table-cell>
          <table:table-cell table:formula="oooc:=[.K1]+7" office:value-type="date" office:date-value="2007-08-06">
            <text:p>08/06/07</text:p>
          </table:table-cell>
          <table:table-cell table:formula="oooc:=[.L1]+7" office:value-type="date" office:date-value="2007-08-13">
            <text:p>08/13/07</text:p>
          </table:table-cell>
          <table:table-cell table:formula="oooc:=[.M1]+7" office:value-type="date" office:date-value="2007-08-20">
            <text:p>08/20/07</text:p>
          </table:table-cell>
          <table:table-cell table:formula="oooc:=[.N1]+7" office:value-type="date" office:date-value="2007-08-27">
            <text:p>08/27/07</text:p>
          </table:table-cell>
          <table:table-cell table:formula="oooc:=[.O1]+7" office:value-type="date" office:date-value="2007-09-03">
            <text:p>09/03/07</text:p>
          </table:table-cell>
          <table:table-cell table:formula="oooc:=[.P1]+7" office:value-type="date" office:date-value="2007-09-10">
            <text:p>09/10/07</text:p>
          </table:table-cell>
          <table:table-cell table:formula="oooc:=[.Q1]+7" office:value-type="date" office:date-value="2007-09-17">
            <text:p>09/17/07</text:p>
          </table:table-cell>
          <table:table-cell table:formula="oooc:=[.R1]+7" office:value-type="date" office:date-value="2007-09-24">
            <text:p>09/24/07</text:p>
          </table:table-cell>
          <table:table-cell table:formula="oooc:=[.S1]+7" office:value-type="date" office:date-value="2007-10-01">
            <text:p>10/01/07</text:p>
          </table:table-cell>
        </table:table-row>
        <table:table-row table:style-name="ro1">
          <table:table-cell office:value-type="string">
            <text:p>Alina Patelli</text:p>
          </table:table-cell>
          <table:table-cell table:style-name="ce2" office:value-type="string">
            <text:p>July9-July 29</text:p>
          </table:table-cell>
          <table:table-cell office:value-type="string">
            <text:p>July 30-September 28</text:p>
          </table:table-cell>
          <table:table-cell office:value-type="string">
            <text:p>2 weeks August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Anca Onuta</text:p>
          </table:table-cell>
          <table:table-cell office:value-type="string">
            <text:p>-</text:p>
          </table:table-cell>
          <table:table-cell office:value-type="string">
            <text:p>June 15- September 28</text:p>
          </table:table-cell>
          <table:table-cell office:value-type="string">
            <text:p>August 12-August 19</text:p>
          </table:table-cell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Andrei Mandru</text:p>
          </table:table-cell>
          <table:table-cell/>
          <table:table-cell office:value-type="string">
            <text:p>August 1-September 28</text:p>
          </table:table-cell>
          <table:table-cell office:value-type="string">
            <text:p>July 8-July 3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office:value-type="string">
            <text:p>Andrei Susnea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Bogdan Zamfir</text:p>
          </table:table-cell>
          <table:table-cell office:value-type="string">
            <text:p>-</text:p>
          </table:table-cell>
          <table:table-cell office:value-type="string">
            <text:p>June 1-September 30</text:p>
          </table:table-cell>
          <table:table-cell office:value-type="string">
            <text:p>2 weks September</text:p>
          </table:table-cell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Branzila Andrei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Cristian Haba</text:p>
          </table:table-cell>
          <table:table-cell/>
          <table:table-cell office:value-type="string">
            <text:p>August 5-September 28</text:p>
          </table:table-cell>
          <table:table-cell office:value-type="string">
            <text:p>July 16- August 5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Codrin Pruteanu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Elvis Marus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Gabriel Pascal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Ines Ciolacu</text:p>
          </table:table-cell>
          <table:table-cell/>
          <table:table-cell office:value-type="string">
            <text:p>July 1- September 28</text:p>
          </table:table-cell>
          <table:table-cell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Octav Stolnicu</text:p>
          </table:table-cell>
          <table:table-cell/>
          <table:table-cell office:value-type="string">
            <text:p>July 1- September 28</text:p>
          </table:table-cell>
          <table:table-cell table:style-name="ce2" office:value-type="string">
            <text:p>August 15- August 30</text:p>
          </table:table-cell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Stefan Pruteanu</text:p>
          </table:table-cell>
          <table:table-cell/>
          <table:table-cell office:value-type="string">
            <text:p>July 1- September 28</text:p>
          </table:table-cell>
          <table:table-cell table:style-name="ce2" office:value-type="string">
            <text:p>August 15- August 3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Tiberiu Haret</text:p>
          </table:table-cell>
          <table:table-cell/>
          <table:table-cell office:value-type="string">
            <text:p>July 1- September 28</text:p>
          </table:table-cell>
          <table:table-cell table:style-name="ce2" office:value-type="string">
            <text:p>August 15- August 30</text:p>
          </table:table-cell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Monica Helgiu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Ioan Tudosa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Daniel Toma</text:p>
          </table:table-cell>
          <table:table-cell table:number-columns-repeated="3"/>
          <table:table-cell table:number-columns-repeated="16" office:value-type="float" office:value="1">
            <text:p>1</text:p>
          </table:table-cell>
        </table:table-row>
        <table:table-row table:style-name="ro1">
          <table:table-cell office:value-type="string">
            <text:p>Gabriel Dramba</text:p>
          </table:table-cell>
          <table:table-cell table:number-columns-repeated="3" office:value-type="string">
            <text:p>-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Oana Botez</text:p>
          </table:table-cell>
          <table:table-cell table:number-columns-repeated="3" office:value-type="string">
            <text:p>-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Alexei Popov</text:p>
          </table:table-cell>
          <table:table-cell table:number-columns-repeated="3" office:value-type="string">
            <text:p>-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ooc:=SUM([.E2:.E21])-1" office:value-type="float" office:value="16">
            <text:p>16</text:p>
          </table:table-cell>
          <table:table-cell table:formula="oooc:=SUM([.F2:.F21])-1" office:value-type="float" office:value="16">
            <text:p>16</text:p>
          </table:table-cell>
          <table:table-cell table:formula="oooc:=SUM([.G2:.G21])-1" office:value-type="float" office:value="15">
            <text:p>15</text:p>
          </table:table-cell>
          <table:table-cell table:formula="oooc:=SUM([.H2:.H21])-1" office:value-type="float" office:value="15">
            <text:p>15</text:p>
          </table:table-cell>
          <table:table-cell table:formula="oooc:=SUM([.I2:.I21])-1" office:value-type="float" office:value="14">
            <text:p>14</text:p>
          </table:table-cell>
          <table:table-cell table:formula="oooc:=SUM([.J2:.J21])-1" office:value-type="float" office:value="14">
            <text:p>14</text:p>
          </table:table-cell>
          <table:table-cell table:formula="oooc:=SUM([.K2:.K21])-1" office:value-type="float" office:value="15">
            <text:p>15</text:p>
          </table:table-cell>
          <table:table-cell table:formula="oooc:=SUM([.L2:.L21])-1" office:value-type="float" office:value="16">
            <text:p>16</text:p>
          </table:table-cell>
          <table:table-cell table:formula="oooc:=SUM([.M2:.M21])-1" office:value-type="float" office:value="14">
            <text:p>14</text:p>
          </table:table-cell>
          <table:table-cell table:formula="oooc:=SUM([.N2:.N21])-1" office:value-type="float" office:value="15">
            <text:p>15</text:p>
          </table:table-cell>
          <table:table-cell table:formula="oooc:=SUM([.O2:.O21])-1" office:value-type="float" office:value="16">
            <text:p>16</text:p>
          </table:table-cell>
          <table:table-cell table:formula="oooc:=SUM([.P2:.P21])-1" office:value-type="float" office:value="16">
            <text:p>16</text:p>
          </table:table-cell>
          <table:table-cell table:formula="oooc:=SUM([.Q2:.Q21])-1" office:value-type="float" office:value="16">
            <text:p>16</text:p>
          </table:table-cell>
          <table:table-cell table:formula="oooc:=SUM([.R2:.R21])-1" office:value-type="float" office:value="16">
            <text:p>16</text:p>
          </table:table-cell>
          <table:table-cell table:formula="oooc:=SUM([.S2:.S21])-1" office:value-type="float" office:value="16">
            <text:p>16</text:p>
          </table:table-cell>
          <table:table-cell table:formula="oooc:=SUM([.T2:.T21])-1"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A15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06/28/2007</text:date>, <text:time>17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mihai costin</meta:initial-creator>
    <meta:creation-date>2006-11-16T13:23:55</meta:creation-date>
    <dc:creator>Cristian Haba</dc:creator>
    <dc:date>2007-06-28T17:49:07</dc:date>
    <dc:language>en-US</dc:language>
    <meta:editing-cycles>8</meta:editing-cycles>
    <meta:editing-duration>PT2H27M47S</meta:editing-duration>
    <meta:user-defined meta:name="Info 1"/>
    <meta:user-defined meta:name="Info 2"/>
    <meta:user-defined meta:name="Info 3"/>
    <meta:user-defined meta:name="Info 4"/>
    <meta:document-statistic meta:table-count="3" meta:cell-count="405"/>
  </office:meta>
</office:document-meta>
</file>